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Standard">%#include AL/protocoles/infoProtocole#%</text:p>
        <text:p text:style-name="Standard">%#include AL/protocoles/compensation/infoProtocoleCompensation#%</text:p>
        <text:p text:style-name="Text_20_body"/>
      </text:section>
      <text:p text:style-name="Text_20_body">%#include AL/protocoles/statistiques#%</text:p>
      <text:p text:style-name="Text_20_body">%#include AL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17:42</dc:date>
    <meta:editing-cycles>71</meta:editing-cycles>
    <meta:editing-duration>PT5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0" meta:character-count="203"/>
  </office:meta>
</office:document-meta>
</file>